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009933" fo:border="0.06pt solid #000000"/>
    </style:style>
    <style:style style:name="ce1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table:table-column table:style-name="co1" table:default-cell-style-name="ce15"/>
        <table:table-column table:style-name="co3" table:default-cell-style-name="ce17"/>
        <table:table-column table:style-name="co2" table:default-cell-style-name="ce19"/>
        <table:table-column table:style-name="co1" table:default-cell-style-name="ce21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13"/>
        </table:table-row>
        <table:table-row table:style-name="ro1">
          <table:covered-table-cell table:number-columns-repeated="5" table:style-name="ce13"/>
        </table:table-row>
        <table:table-row table:style-name="ro2"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Andamento</text:p>
          </table:table-cell>
          <table:table-cell table:style-name="ce14" office:value-type="string" calcext:value-type="string">
            <text:p>Descrição</text:p>
          </table:table-cell>
          <table:table-cell table:style-name="ce14" office:value-type="string" calcext:value-type="string">
            <text:p>Prazo</text:p>
          </table:table-cell>
          <table:table-cell table:style-name="ce14" office:value-type="string" calcext:value-type="string">
            <text:p>Nome</text:p>
          </table:table-cell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table:formula="of:=AVERAGE([.B5:.B9])" office:value-type="percentage" office:value="1" calcext:value-type="percentage">
            <text:p>100,00%</text:p>
          </table:table-cell>
          <table:table-cell table:style-name="ce18" office:value-type="string" calcext:value-type="string">
            <text:p>Rascunho pré-projeto</text:p>
          </table:table-cell>
          <table:table-cell table:style-name="ce20" office:value-type="date" office:date-value="2015-01-12" calcext:value-type="date">
            <text:p>12/01/2015</text:p>
          </table:table-cell>
          <table:table-cell table:style-name="ce22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6" table:formula="of:=AVERAGE([.B11:.B15])" office:value-type="percentage" office:value="0.75" calcext:value-type="percentage">
            <text:p>75,00%</text:p>
          </table:table-cell>
          <table:table-cell table:style-name="ce18" office:value-type="string" calcext:value-type="string">
            <text:p>Primeira entrega pré-projeto</text:p>
          </table:table-cell>
          <table:table-cell table:style-name="ce20" office:value-type="date" office:date-value="2015-01-28" calcext:value-type="date">
            <text:p>28/01/2015</text:p>
          </table:table-cell>
          <table:table-cell table:style-name="ce22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 office:value-type="string" calcext:value-type="string">
            <text:p>Criar HTML dinâmico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riar campos dinamicamente para o modelo de dados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 office:value-type="string" calcext:value-type="string">
            <text:p>Comunicar com o console do OSGi via programação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omunicação com o console para utilizar os comando do OSGi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B9:.B9])" office:value-type="percentage" office:value="0" calcext:value-type="percentage">
            <text:p>0,00%</text:p>
          </table:table-cell>
          <table:table-cell office:value-type="string" calcext:value-type="string">
            <text:p>Criar jar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a estrutura do arquivo jar e fazer sua criação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B11:.B11])" office:value-type="percentage" office:value="0" calcext:value-type="percentage">
            <text:p>0,00%</text:p>
          </table:table-cell>
          <table:table-cell office:value-type="string" calcext:value-type="string">
            <text:p>Gerar projeto do tipo project plug-in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estrutura do project plugi-in para geração do handle (jar)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.B13:.B13])" office:value-type="percentage" office:value="0" calcext:value-type="percentage">
            <text:p>0,00%</text:p>
          </table:table-cell>
          <table:table-cell office:value-type="string" calcext:value-type="string">
            <text:p>Gerenciar módulos no console OSGi Web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instalar, desinstalar módulos através do OSGi Web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20:46:20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1-29T20:46:55.799000000</dc:date>
    <meta:editing-duration>PT1H25M28S</meta:editing-duration>
    <meta:editing-cycles>12</meta:editing-cycles>
    <meta:document-statistic meta:table-count="2" meta:cell-count="107" meta:object-count="0"/>
  </office:meta>
</office:document-meta>
</file>